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Okay.</text:p>
      <text:p text:style-name="P2">ChatGPT ha detto:</text:p>
      <text:p text:style-name="Normal">Good morning! Welcome to Hotel Artemis London. How can I help you today?</text:p>
      <text:p text:style-name="P3">Hai detto:</text:p>
      <text:p text:style-name="Normal">Good morning. I would like to book a room, please.</text:p>
      <text:p text:style-name="P4">ChatGPT ha detto:</text:p>
      <text:p text:style-name="Normal">Of course. Could you tell me for how many nights you<text:s/>would like to stay?</text:p>
      <text:p text:style-name="P5">Hai detto:</text:p>
      <text:p text:style-name="Normal">And for two nights, and I travel alone, a single room is okay.</text:p>
      <text:p text:style-name="P6">ChatGPT ha detto:</text:p>
      <text:p text:style-name="Normal">Thank you. May I have your name to proceed with the reservation?</text:p>
      <text:p text:style-name="P7">Hai detto:</text:p>
      <text:p text:style-name="Normal">My name is<text:s/>[***NAME***].</text:p>
      <text:p text:style-name="P8">ChatGPT ha detto:</text:p>
      <text:p text:style-name="Normal">Thank you, Mr.<text:s/>[***SURNAME***]. Would you prefer a city view or a quiet room?</text:p>
      <text:p text:style-name="P9">Hai detto:</text:p>
      <text:p text:style-name="Normal">If it is possible, a quiet room.</text:p>
      <text:p text:style-name="P10">ChatGPT ha detto:</text:p>
      <text:p text:style-name="Normal">Certainly, I’ve noted a quiet single room for two nights. Would you like to know about our hotel facilities?</text:p>
      <text:p text:style-name="P11">Hai detto:</text:p>
      <text:p text:style-name="Normal">Yeah, is<text:s/>breakfast included?</text:p>
      <text:p text:style-name="P12">ChatGPT ha detto:</text:p>
      <text:p text:style-name="Normal">Breakfast is included—continental or English style, served from 6:30 to 10:30 AM. Would you like to book any other facilities during your stay?</text:p>
      <text:p text:style-name="P13">Hai detto:</text:p>
      <text:p text:style-name="Normal">Do you have a gym or swimming pool?</text:p>
      <text:p text:style-name="P14">ChatGPT ha detto:</text:p>
      <text:soft-page-break/>
      <text:p text:style-name="Normal">Yes, we have both! The fitness center is open 24 hours, and the indoor pool is available from 7:00 AM to 9:00 PM. Would you like to book a session or just use the general access?</text:p>
      <text:p text:style-name="P15">Hai detto:</text:p>
      <text:p text:style-name="Normal">If it is possible, tomorrow morning, the pool at 8.</text:p>
      <text:p text:style-name="P16">ChatGPT ha detto:</text:p>
      <text:p text:style-name="Normal">Let me check... We have availability for a private lane booking at 8:00 AM. Would you like to reserve that? It lasts 30 minutes and costs £15.</text:p>
      <text:p text:style-name="P17">Hai detto:</text:p>
      <text:p text:style-name="Normal">It's okay for me.</text:p>
      <text:p text:style-name="P18">ChatGPT ha detto:</text:p>
      <text:p text:style-name="Normal">Perfect, I’ve booked the private lane in the pool for you at 8:00 AM tomorrow. Would you like help with anything else?</text:p>
      <text:p text:style-name="P19">Hai detto:</text:p>
      <text:p text:style-name="Normal">Is there anything interesting to visit nearby?</text:p>
      <text:p text:style-name="P20">ChatGPT ha detto:</text:p>
      <text:p text:style-name="Normal">Yes, there are several attractions nearby. Are you interested in something historical, scenic, or maybe something fun?</text:p>
      <text:p text:style-name="P21">Hai detto:</text:p>
      <text:p text:style-name="Normal">I love historical cathedrals or museums.</text:p>
      <text:p text:style-name="P22">ChatGPT ha detto:</text:p>
      <text:p text:style-name="Normal">In that case, you might enjoy St. Paul’s Cathedral—it’s just a 5-minute walk from the hotel. Would you like directions or perhaps a guided tour?</text:p>
      <text:p text:style-name="P23">Hai detto:</text:p>
      <text:p text:style-name="Normal">I prefer to walk as much as<text:s/>possible. If you check me the map.</text:p>
      <text:p text:style-name="P24">ChatGPT ha detto:</text:p>
      <text:p text:style-name="Normal">Certainly! When you exit the hotel, just turn right and walk about five minutes—you’ll see St. Paul’s Cathedral straight ahead. It’s a beautiful walk. Would you like me to book a guided tour for you,<text:s/>or would you prefer to explore by yourself?</text:p>
      <text:p text:style-name="P25">Hai detto:</text:p>
      <text:p text:style-name="Normal">And now, thanks. Bye, myself.</text:p>
      <text:soft-page-break/>
      <text:p text:style-name="P26">ChatGPT ha detto:</text:p>
      <text:p text:style-name="Normal">You're very welcome, Mr.<text:s/>[***SURNAME***]. Enjoy your stay and your visit to the cathedral. Have a wonderful day!</text:p>
      <text:p text:style-name="P27">Hai detto:</text:p>
      <text:p text:style-name="Normal">One last question. Could you tell me at what time dinner is served and at what time is checkout?</text:p>
      <text:p text:style-name="P28">ChatGPT ha detto:</text:p>
      <text:p text:style-name="Normal">Of course! Dinner is served from 7:00 to 10:00 PM in our ground-floor restaurant, and check-out is by 12:30 PM. Would you like me to reserve a dinner table for you?</text:p>
      <text:p text:style-name="P29">Hai detto:</text:p>
      <text:p text:style-name="Normal">Oh, thanks. You were really kind and helpful for all my requests. Have a good day.</text:p>
      <text:p text:style-name="P30">ChatGPT ha detto:</text:p>
      <text:p text:style-name="Normal">That's very kind of you—thank you! Have a lovely stay, Mr.<text:s/>[***SURNAME***]. Take care and enjoy London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1T13:32:00Z</meta:creation-date>
    <dc:date>2025-12-24T10:28:00Z</dc:date>
    <meta:template xlink:href="Normal" xlink:type="simple"/>
    <meta:editing-cycles>2</meta:editing-cycles>
    <meta:editing-duration>PT660S</meta:editing-duration>
    <meta:document-statistic meta:page-count="3" meta:paragraph-count="5" meta:word-count="443" meta:character-count="2967" meta:row-count="21" meta:non-whitespace-character-count="2529"/>
  </office:meta>
</office:document-meta>
</file>